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13.svm" manifest:media-type=""/>
  <manifest:file-entry manifest:full-path="Pictures/TablePreview7.svm" manifest:media-type=""/>
  <manifest:file-entry manifest:full-path="Pictures/TablePreview12.svm" manifest:media-type=""/>
  <manifest:file-entry manifest:full-path="Pictures/TablePreview6.svm" manifest:media-type=""/>
  <manifest:file-entry manifest:full-path="Pictures/TablePreview11.svm" manifest:media-type=""/>
  <manifest:file-entry manifest:full-path="Pictures/TablePreview5.svm" manifest:media-type=""/>
  <manifest:file-entry manifest:full-path="Pictures/TablePreview10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loext:decorative="fals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35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 loext:decorative="false"/>
    </style:style>
    <style:style style:name="gr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 loext:decorative="false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793cm" loext:decorative="false"/>
      <style:paragraph-properties style:writing-mode="lr-tb"/>
    </style:style>
    <style:style style:name="co1" style:family="table-column">
      <style:table-column-properties style:column-width="1.148cm" style:use-optimal-column-width="false"/>
    </style:style>
    <style:style style:name="co2" style:family="table-column">
      <style:table-column-properties style:column-width="1.149cm" style:use-optimal-column-width="false"/>
    </style:style>
    <style:style style:name="co3" style:family="table-column">
      <style:table-column-properties style:column-width="1.151cm" style:use-optimal-column-width="false"/>
    </style:style>
    <style:style style:name="co4" style:family="table-column">
      <style:table-column-properties style:column-width="0.86cm" style:use-optimal-column-width="false"/>
    </style:style>
    <style:style style:name="co5" style:family="table-column">
      <style:table-column-properties style:column-width="1.056cm" style:use-optimal-column-width="false"/>
    </style:style>
    <style:style style:name="co6" style:family="table-column">
      <style:table-column-properties style:column-width="1.057cm" style:use-optimal-column-width="false"/>
    </style:style>
    <style:style style:name="co7" style:family="table-column">
      <style:table-column-properties style:column-width="1.279cm" style:use-optimal-column-width="false"/>
    </style:style>
    <style:style style:name="co8" style:family="table-column">
      <style:table-column-properties style:column-width="0.952cm" style:use-optimal-column-width="false"/>
    </style:style>
    <style:style style:name="co9" style:family="table-column">
      <style:table-column-properties style:column-width="1.116cm" style:use-optimal-column-width="false"/>
    </style:style>
    <style:style style:name="co10" style:family="table-column">
      <style:table-column-properties style:column-width="0.918cm" style:use-optimal-column-width="false"/>
    </style:style>
    <style:style style:name="co11" style:family="table-column">
      <style:table-column-properties style:column-width="1.109cm" style:use-optimal-column-width="false"/>
    </style:style>
    <style:style style:name="co12" style:family="table-column">
      <style:table-column-properties style:column-width="0.859cm" style:use-optimal-column-width="false"/>
    </style:style>
    <style:style style:name="co13" style:family="table-column">
      <style:table-column-properties style:column-width="1.123cm" style:use-optimal-column-width="false"/>
    </style:style>
    <style:style style:name="co14" style:family="table-column">
      <style:table-column-properties style:column-width="1.206cm" style:use-optimal-column-width="false"/>
    </style:style>
    <style:style style:name="co15" style:family="table-column">
      <style:table-column-properties style:column-width="1.211cm" style:use-optimal-column-width="false"/>
    </style:style>
    <style:style style:name="co16" style:family="table-column">
      <style:table-column-properties style:column-width="1.207cm" style:use-optimal-column-width="false"/>
    </style:style>
    <style:style style:name="co17" style:family="table-column">
      <style:table-column-properties style:column-width="1.854cm" style:use-optimal-column-width="false"/>
    </style:style>
    <style:style style:name="co18" style:family="table-column">
      <style:table-column-properties style:column-width="1.143cm" style:use-optimal-column-width="false"/>
    </style:style>
    <style:style style:name="ro1" style:family="table-row">
      <style:table-row-properties style:row-height="0.451cm" style:use-optimal-row-height="false"/>
    </style:style>
    <style:style style:name="ro2" style:family="table-row">
      <style:table-row-properties style:row-height="0.875cm" style:use-optimal-row-height="false"/>
    </style:style>
    <style:style style:name="ro3" style:family="table-row">
      <style:table-row-properties style:row-height="0.409cm" style:use-optimal-row-height="false"/>
    </style:style>
    <style:style style:name="ro4" style:family="table-row">
      <style:table-row-properties style:row-height="0.395cm" style:use-optimal-row-height="false"/>
    </style:style>
    <style:style style:name="ro5" style:family="table-row">
      <style:table-row-properties style:row-height="0.815cm" style:use-optimal-row-height="false"/>
    </style:style>
    <style:style style:name="ro6" style:family="table-row">
      <style:table-row-properties style:row-height="0.421cm" style:use-optimal-row-height="false"/>
    </style:style>
    <style:style style:name="ro7" style:family="table-row">
      <style:table-row-properties style:row-height="0.398cm" style:use-optimal-row-height="false"/>
    </style:style>
    <style:style style:name="ce1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0pt" style:font-size-asian="10pt" style:font-size-complex="10pt"/>
    </style:style>
    <style:style style:name="ce3" style:family="table-cell">
      <style:text-properties fo:font-size="10pt" style:font-size-asian="10pt" style:font-size-complex="10pt"/>
    </style:style>
    <style:style style:name="ce4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0pt" style:font-size-asian="10pt" style:font-size-complex="10pt"/>
    </style:style>
    <style:style style:name="ce6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0pt" style:font-size-asian="10pt" style:font-size-complex="10pt"/>
    </style:style>
    <style:style style:name="ce7" style:family="table-cell">
      <style:paragraph-properties fo:margin-left="0cm" fo:margin-right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0pt" style:font-size-asian="10pt" style:font-size-complex="10pt"/>
    </style:style>
    <style:style style:name="ce8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0pt" style:font-size-asian="10pt" style:font-size-complex="10pt"/>
    </style:style>
    <style:style style:name="ce9" style:family="table-cell">
      <style:paragraph-properties fo:margin-left="0cm" fo:margin-right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0pt" style:font-size-asian="10pt" style:font-size-complex="10pt"/>
    </style:style>
    <style:style style:name="ce10" style:family="table-cell">
      <style:paragraph-properties fo:margin-left="0cm" fo:margin-right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0pt" style:font-size-asian="10pt" style:font-size-complex="10pt"/>
    </style:style>
    <style:style style:name="ce11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0pt" style:font-size-asian="10pt" style:font-size-complex="10pt"/>
    </style:style>
    <style:style style:name="ce12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0pt" style:font-size-asian="10pt" style:font-size-complex="10pt"/>
    </style:style>
    <style:style style:name="ce13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0pt" style:font-size-asian="10pt" style:font-size-complex="10pt"/>
    </style:style>
    <style:style style:name="ce14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0pt" style:font-size-asian="10pt" style:font-size-complex="10pt"/>
    </style:style>
    <style:style style:name="ce15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0pt" style:font-size-asian="10pt" style:font-size-complex="10pt"/>
    </style:style>
    <style:style style:name="ce16" style:family="table-cell">
      <loext:graphic-properties draw:fill="solid" draw:fill-color="#e9ebf5" draw:opacity="100%" draw:textarea-horizontal-align="justify" draw:textarea-vertical-align="bottom" fo:padding-top="0.026cm" fo:padding-bottom="0cm" fo:padding-left="0.021cm" fo:padding-right="0.021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0pt" style:font-size-asian="10pt" style:font-size-complex="10pt"/>
    </style:style>
    <style:style style:name="ce17" style:family="table-cell">
      <loext:graphic-properties draw:fill="solid" draw:fill-color="#e9ebf5" draw:opacity="100%" draw:textarea-horizontal-align="justify" draw:textarea-vertical-align="bottom" fo:padding-top="0.026cm" fo:padding-bottom="0cm" fo:padding-left="0.022cm" fo:padding-right="0.022cm"/>
      <style:paragraph-properties fo:margin-left="0cm" fo:margin-right="0cm" fo:line-height="100%" fo:text-align="center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" style:family="table-cell">
      <loext:graphic-properties draw:fill="solid" draw:fill-color="#e9ebf5" draw:opacity="100%" draw:textarea-horizontal-align="justify" draw:textarea-vertical-align="bottom" fo:padding-top="0.026cm" fo:padding-bottom="0cm" fo:padding-left="0.022cm" fo:padding-right="0.022cm"/>
      <style:paragraph-properties fo:margin-left="0cm" fo:margin-right="0cm" fo:line-height="100%" fo:text-indent="0cm" fo:border="0.23pt solid #000000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0pt" style:font-size-asian="10pt" style:font-size-complex="10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fffff"/>
    </style:style>
    <style:style style:name="T1" style:family="text">
      <style:text-properties fo:color="#000000" loext:opacity="100%" style:font-name="Arial" fo:language="de" fo:country="DE" style:language-asian="de" style:country-asian="DE" style:language-complex="de" style:country-complex="DE"/>
    </style:style>
    <style:style style:name="T2" style:family="text">
      <style:text-properties fo:font-size="18pt" fo:language="de" fo:country="DE" style:font-size-asian="18pt" style:language-asian="de" style:country-asian="DE" style:font-size-complex="18pt" style:language-complex="de" style:country-complex="D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-Präsentation" draw:style-name="dp1" draw:master-page-name="Default" presentation:presentation-page-layout-name="AL1T0" presentation:use-date-time-name="dtd1">
        <draw:frame draw:style-name="gr1" xml:id="id10" draw:id="id10" draw:layer="layout" svg:width="3.447cm" svg:height="2.227cm" svg:x="0.785cm" svg:y="5.453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1">
                  <text:list-header>
                    <text:p text:style-name="P1">1</text:p>
                  </text:list-header>
                </text:list>
              </table:table-cell>
              <table:table-cell table:style-name="ce2" table:number-columns-spanned="2"/>
              <table:covered-table-cell table:style-name="ce3"/>
            </table:table-row>
            <table:table-row table:style-name="ro2" table:default-cell-style-name="standard">
              <table:table-cell table:style-name="ce4" table:number-columns-spanned="3">
                <text:list text:continue-numbering="true" text:style-name="L1">
                  <text:list-header>
                    <text:p text:style-name="P1"><text:span text:style-name="T1">Erfassung Zahlungseingänge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list text:continue-numbering="true" text:style-name="L1">
                  <text:list-header>
                    <text:p text:style-name="P1">0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2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2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1">15</text:p>
              </table:table-cell>
              <table:table-cell>
                <text:p text:style-name="P1">15</text:p>
              </table:table-cell>
              <table:table-cell>
                <text:p text:style-name="P1">1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xml:id="id8" draw:id="id8" draw:layer="layout" svg:width="2.579cm" svg:height="2.227cm" svg:x="11.773cm" svg:y="2.075cm">
          <table:table>
            <table:table-column table:style-name="co4"/>
            <table:table-column table:style-name="co4"/>
            <table:table-column table:style-name="co4"/>
            <table:table-row table:style-name="ro3">
              <table:table-cell table:style-name="ce1">
                <text:list text:style-name="L1">
                  <text:list-header>
                    <text:p text:style-name="P1"><text:span text:style-name="T1">4</text:span></text:p>
                  </text:list-header>
                </text:list>
              </table:table-cell>
              <table:table-cell table:style-name="ce4" table:number-columns-spanned="2"/>
              <table:covered-table-cell table:style-name="standard"/>
            </table:table-row>
            <table:table-row table:style-name="ro2" table:default-cell-style-name="standard">
              <table:table-cell table:style-name="ce4" table:number-columns-spanned="3">
                <text:list text:continue-numbering="true" text:style-name="L1">
                  <text:list-header>
                    <text:p text:style-name="P1">Abschluss Kreditoren</text:p>
                  </text:list-header>
                </text:list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list text:continue-numbering="true" text:style-name="L1">
                  <text:list-header>
                    <text:p text:style-name="P1">2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4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6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1">24</text:p>
              </table:table-cell>
              <table:table-cell>
                <text:p text:style-name="P1">22</text:p>
              </table:table-cell>
              <table:table-cell>
                <text:p text:style-name="P1">28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xml:id="id12" draw:id="id12" draw:layer="layout" svg:width="2.579cm" svg:height="2.227cm" svg:x="15.18cm" svg:y="9.442cm">
          <table:table>
            <table:table-column table:style-name="co4"/>
            <table:table-column table:style-name="co4"/>
            <table:table-column table:style-name="co4"/>
            <table:table-row table:style-name="ro4">
              <table:table-cell table:style-name="ce1">
                <text:list text:style-name="L1">
                  <text:list-header>
                    <text:p text:style-name="P1"><text:span text:style-name="T1">10</text:span></text:p>
                  </text:list-header>
                </text:list>
              </table:table-cell>
              <table:table-cell table:style-name="ce4" table:number-columns-spanned="2"/>
              <table:covered-table-cell table:style-name="standard"/>
            </table:table-row>
            <table:table-row table:style-name="ro2" table:default-cell-style-name="standard">
              <table:table-cell table:style-name="ce4" table:number-columns-spanned="3">
                <text:list text:continue-numbering="true" text:style-name="L1">
                  <text:list-header>
                    <text:p text:style-name="P1">Abschluss Erfolgskonten</text:p>
                  </text:list-header>
                </text:list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26</text:p>
              </table:table-cell>
              <table:table-cell>
                <text:list text:continue-numbering="true" text:style-name="L1">
                  <text:list-header>
                    <text:p text:style-name="P1">2</text:p>
                  </text:list-header>
                </text:list>
              </table:table-cell>
              <table:table-cell>
                <text:p text:style-name="P1">28</text:p>
              </table:table-cell>
            </table:table-row>
            <table:table-row table:style-name="ro1" table:default-cell-style-name="ce1">
              <table:table-cell>
                <text:p text:style-name="P1">26</text:p>
              </table:table-cell>
              <table:table-cell>
                <text:p text:style-name="P1">0</text:p>
              </table:table-cell>
              <table:table-cell>
                <text:p text:style-name="P1">28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xml:id="id11" draw:id="id11" draw:layer="layout" svg:width="3.168cm" svg:height="2.227cm" svg:x="1.141cm" svg:y="2.107cm">
          <table:table>
            <table:table-column table:style-name="co5"/>
            <table:table-column table:style-name="co5"/>
            <table:table-column table:style-name="co6"/>
            <table:table-row table:style-name="ro1">
              <table:table-cell table:style-name="ce1">
                <text:list text:style-name="L1">
                  <text:list-header>
                    <text:p text:style-name="P1"><text:span text:style-name="T1">3</text:span></text:p>
                  </text:list-header>
                </text:list>
              </table:table-cell>
              <table:table-cell table:style-name="ce4" table:number-columns-spanned="2"/>
              <table:covered-table-cell table:style-name="standard"/>
            </table:table-row>
            <table:table-row table:style-name="ro5" table:default-cell-style-name="standard">
              <table:table-cell table:style-name="ce1" table:number-columns-spanned="3">
                <text:list text:continue-numbering="true" text:style-name="L1">
                  <text:list-header>
                    <text:p text:style-name="P1">Erfassung Zahlungsausgänge</text:p>
                  </text:list-header>
                </text:list>
              </table:table-cell>
              <table:covered-table-cell/>
              <table:covered-table-cell/>
            </table:table-row>
            <table:table-row table:style-name="ro6" table:default-cell-style-name="ce1">
              <table:table-cell>
                <text:list text:continue-numbering="true" text:style-name="L1">
                  <text:list-header>
                    <text:p text:style-name="P1">0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2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2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1">22</text:p>
              </table:table-cell>
              <table:table-cell>
                <text:p text:style-name="P1">22</text:p>
              </table:table-cell>
              <table:table-cell>
                <text:p text:style-name="P1">24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xml:id="id5" draw:id="id5" draw:layer="layout" svg:width="3.346cm" svg:height="1.803cm" svg:x="5.976cm" svg:y="5.799cm">
          <table:table>
            <table:table-column table:style-name="co7"/>
            <table:table-column table:style-name="co8"/>
            <table:table-column table:style-name="co9"/>
            <table:table-row table:style-name="ro1">
              <table:table-cell table:style-name="ce1">
                <text:list text:style-name="L1">
                  <text:list-header>
                    <text:p text:style-name="P1"><text:span text:style-name="T1">2</text:span></text:p>
                  </text:list-header>
                </text:list>
              </table:table-cell>
              <table:table-cell table:style-name="ce4" table:number-columns-spanned="2"/>
              <table:covered-table-cell table:style-name="standard"/>
            </table:table-row>
            <table:table-row table:style-name="ro1" table:default-cell-style-name="standard">
              <table:table-cell table:style-name="ce1" table:number-columns-spanned="3">
                <text:list text:continue-numbering="true" text:style-name="L1">
                  <text:list-header>
                    <text:p text:style-name="P1">Abschluss Debitoren</text:p>
                  </text:list-header>
                </text:list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list text:continue-numbering="true" text:style-name="L1">
                  <text:list-header>
                    <text:p text:style-name="P1">2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8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10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1">17</text:p>
              </table:table-cell>
              <table:table-cell>
                <text:p text:style-name="P1">15</text:p>
              </table:table-cell>
              <table:table-cell>
                <text:p text:style-name="P1">2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xml:id="id9" draw:id="id9" draw:layer="layout" svg:width="2.579cm" svg:height="2.227cm" svg:x="18.794cm" svg:y="8.587cm">
          <table:table>
            <table:table-column table:style-name="co4"/>
            <table:table-column table:style-name="co4"/>
            <table:table-column table:style-name="co4"/>
            <table:table-row table:style-name="ro1">
              <table:table-cell table:style-name="ce1">
                <text:list text:style-name="L1">
                  <text:list-header>
                    <text:p text:style-name="P1"><text:span text:style-name="T1">9</text:span></text:p>
                  </text:list-header>
                </text:list>
              </table:table-cell>
              <table:table-cell table:style-name="ce4" table:number-columns-spanned="2"/>
              <table:covered-table-cell table:style-name="standard"/>
            </table:table-row>
            <table:table-row table:style-name="ro2" table:default-cell-style-name="standard">
              <table:table-cell table:style-name="ce1" table:number-columns-spanned="3">
                <text:list text:continue-numbering="true" text:style-name="L1">
                  <text:list-header>
                    <text:p text:style-name="P1">Abschluss Bilianzkonten</text:p>
                  </text:list-header>
                </text:list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28</text:p>
              </table:table-cell>
              <table:table-cell>
                <text:list text:continue-numbering="true" text:style-name="L1">
                  <text:list-header>
                    <text:p text:style-name="P1">4</text:p>
                  </text:list-header>
                </text:list>
              </table:table-cell>
              <table:table-cell>
                <text:p text:style-name="P1">32</text:p>
              </table:table-cell>
            </table:table-row>
            <table:table-row table:style-name="ro1" table:default-cell-style-name="ce1">
              <table:table-cell>
                <text:p text:style-name="P1">28</text:p>
              </table:table-cell>
              <table:table-cell>
                <text:p text:style-name="P1">0</text:p>
              </table:table-cell>
              <table:table-cell>
                <text:p text:style-name="P1">32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xml:id="id4" draw:id="id4" draw:layer="layout" svg:width="2.944cm" svg:height="1.803cm" svg:x="5.817cm" svg:y="14.899cm">
          <table:table>
            <table:table-column table:style-name="co10"/>
            <table:table-column table:style-name="co10"/>
            <table:table-column table:style-name="co11"/>
            <table:table-row table:style-name="ro1">
              <table:table-cell table:style-name="ce5">
                <text:list text:style-name="L1">
                  <text:list-header>
                    <text:p text:style-name="P1">7</text:p>
                  </text:list-header>
                </text:list>
              </table:table-cell>
              <table:table-cell table:style-name="ce6" table:number-columns-spanned="2"/>
              <table:covered-table-cell table:style-name="ce7"/>
            </table:table-row>
            <table:table-row table:style-name="ro1">
              <table:table-cell table:style-name="ce8" table:number-columns-spanned="3">
                <text:list text:continue-numbering="true" text:style-name="L1">
                  <text:list-header>
                    <text:p text:style-name="P1">Berechnung AfA</text:p>
                  </text:list-header>
                </text:list>
              </table:table-cell>
              <table:covered-table-cell table:style-name="ce9"/>
              <table:covered-table-cell table:style-name="ce10"/>
            </table:table-row>
            <table:table-row table:style-name="ro1">
              <table:table-cell table:style-name="ce11">
                <text:list text:continue-numbering="true" text:style-name="L1">
                  <text:list-header>
                    <text:p text:style-name="P1">8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1">1</text:p>
                  </text:list-header>
                </text:list>
              </table:table-cell>
              <table:table-cell table:style-name="ce13">
                <text:list text:continue-numbering="true" text:style-name="L1">
                  <text:list-header>
                    <text:p text:style-name="P1">9</text:p>
                  </text:list-header>
                </text:list>
              </table:table-cell>
            </table:table-row>
            <table:table-row table:style-name="ro1">
              <table:table-cell table:style-name="ce14">
                <text:p text:style-name="P1">25</text:p>
              </table:table-cell>
              <table:table-cell table:style-name="ce15">
                <text:p text:style-name="P1">17</text:p>
              </table:table-cell>
              <table:table-cell table:style-name="ce16">
                <text:p text:style-name="P1">26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xml:id="id2" draw:id="id2" draw:layer="layout" svg:width="2.578cm" svg:height="2.227cm" svg:x="10.16cm" svg:y="9.083cm">
          <table:table>
            <table:table-column table:style-name="co4"/>
            <table:table-column table:style-name="co12"/>
            <table:table-column table:style-name="co4"/>
            <table:table-row table:style-name="ro1">
              <table:table-cell table:style-name="ce1">
                <text:list text:style-name="L1">
                  <text:list-header>
                    <text:p text:style-name="P1"><text:span text:style-name="T1">6</text:span></text:p>
                  </text:list-header>
                </text:list>
              </table:table-cell>
              <table:table-cell table:style-name="ce4" table:number-columns-spanned="2"/>
              <table:covered-table-cell table:style-name="standard"/>
            </table:table-row>
            <table:table-row table:style-name="ro2" table:default-cell-style-name="standard">
              <table:table-cell table:style-name="ce1" table:number-columns-spanned="3">
                <text:list text:continue-numbering="true" text:style-name="L1">
                  <text:list-header>
                    <text:p text:style-name="P1">Bewertung Fabrikate</text:p>
                  </text:list-header>
                </text:list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14</text:p>
              </table:table-cell>
              <table:table-cell>
                <text:p text:style-name="P1">12</text:p>
              </table:table-cell>
              <table:table-cell>
                <text:p text:style-name="P1">26</text:p>
              </table:table-cell>
            </table:table-row>
            <table:table-row table:style-name="ro1" table:default-cell-style-name="ce1">
              <table:table-cell>
                <text:p text:style-name="P1">14</text:p>
              </table:table-cell>
              <table:table-cell>
                <text:p text:style-name="P1">0</text:p>
              </table:table-cell>
              <table:table-cell>
                <text:p text:style-name="P1">26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xml:id="id7" draw:id="id7" draw:layer="layout" svg:width="3.368cm" svg:height="2.227cm" svg:x="1.005cm" svg:y="9.056cm">
          <table:table>
            <table:table-column table:style-name="co13"/>
            <table:table-column table:style-name="co13"/>
            <table:table-column table:style-name="co13"/>
            <table:table-row table:style-name="ro1">
              <table:table-cell table:style-name="ce1">
                <text:list text:style-name="L1">
                  <text:list-header>
                    <text:p text:style-name="P1"><text:span text:style-name="T1">12</text:span></text:p>
                  </text:list-header>
                </text:list>
              </table:table-cell>
              <table:table-cell table:style-name="ce4" table:number-columns-spanned="2"/>
              <table:covered-table-cell table:style-name="standard"/>
            </table:table-row>
            <table:table-row table:style-name="ro2" table:default-cell-style-name="standard">
              <table:table-cell table:style-name="ce1" table:number-columns-spanned="3">
                <text:list text:continue-numbering="true" text:style-name="L1">
                  <text:list-header>
                    <text:p text:style-name="P1">Erfassung Löhne und Gehälter</text:p>
                  </text:list-header>
                </text:list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4</text:p>
              </table:table-cell>
              <table:table-cell>
                <text:p text:style-name="P1">4</text:p>
              </table:table-cell>
            </table:table-row>
            <table:table-row table:style-name="ro1" table:default-cell-style-name="ce1">
              <table:table-cell>
                <text:p text:style-name="P1">10</text:p>
              </table:table-cell>
              <table:table-cell>
                <text:p text:style-name="P1">10</text:p>
              </table:table-cell>
              <table:table-cell>
                <text:p text:style-name="P1">14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" xml:id="id13" draw:id="id13" draw:layer="layout" svg:width="3.623cm" svg:height="2.227cm" svg:x="22.129cm" svg:y="8.811cm">
          <table:table>
            <table:table-column table:style-name="co14"/>
            <table:table-column table:style-name="co15"/>
            <table:table-column table:style-name="co16"/>
            <table:table-row table:style-name="ro7">
              <table:table-cell table:style-name="ce17">
                <text:list text:style-name="L1">
                  <text:list-header>
                    <text:p text:style-name="P2">11</text:p>
                  </text:list-header>
                </text:list>
              </table:table-cell>
              <table:table-cell table:style-name="ce18" table:number-columns-spanned="2"/>
              <table:covered-table-cell table:style-name="standard"/>
            </table:table-row>
            <table:table-row table:style-name="ro2" table:default-cell-style-name="standard">
              <table:table-cell table:style-name="ce17" table:number-columns-spanned="3">
                <text:list text:continue-numbering="true" text:style-name="L1">
                  <text:list-header>
                    <text:p text:style-name="P1"><text:span text:style-name="T1">Bilianz und Kommentar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1" table:default-cell-style-name="ce17">
              <table:table-cell>
                <text:p text:style-name="P2">32</text:p>
              </table:table-cell>
              <table:table-cell>
                <text:list text:continue-numbering="true" text:style-name="L1">
                  <text:list-header>
                    <text:p text:style-name="P2">6</text:p>
                  </text:list-header>
                </text:list>
              </table:table-cell>
              <table:table-cell>
                <text:p text:style-name="P2">38</text:p>
              </table:table-cell>
            </table:table-row>
            <table:table-row table:style-name="ro1" table:default-cell-style-name="ce17">
              <table:table-cell>
                <text:p text:style-name="P2">32</text:p>
              </table:table-cell>
              <table:table-cell>
                <text:p text:style-name="P2">0</text:p>
              </table:table-cell>
              <table:table-cell>
                <text:p text:style-name="P2">38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Textfeld 72" draw:style-name="gr2" draw:text-style-name="P4" draw:layer="layout" svg:width="2.809cm" svg:height="1.023cm" svg:x="0.882cm" svg:y="0.679cm">
          <text:list text:style-name="L1">
            <text:list-header>
              <text:p text:style-name="P3"><text:span text:style-name="T2">Netzpla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xml:id="id3" draw:id="id3" draw:layer="layout" svg:width="2.579cm" svg:height="1.803cm" svg:x="1.24cm" svg:y="13.166cm">
          <table:table>
            <table:table-column table:style-name="co4"/>
            <table:table-column table:style-name="co4"/>
            <table:table-column table:style-name="co4"/>
            <table:table-row table:style-name="ro1">
              <table:table-cell table:style-name="ce1">
                <text:list text:style-name="L1">
                  <text:list-header>
                    <text:p text:style-name="P1"><text:span text:style-name="T1">5</text:span></text:p>
                  </text:list-header>
                </text:list>
              </table:table-cell>
              <table:table-cell table:style-name="ce4" table:number-columns-spanned="2"/>
              <table:covered-table-cell table:style-name="standard"/>
            </table:table-row>
            <table:table-row table:style-name="ro1" table:default-cell-style-name="standard">
              <table:table-cell table:style-name="ce4" table:number-columns-spanned="3">
                <text:list text:continue-numbering="true" text:style-name="L1">
                  <text:list-header>
                    <text:p text:style-name="P1">Inventur</text:p>
                  </text:list-header>
                </text:list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list text:continue-numbering="true" text:style-name="L1">
                  <text:list-header>
                    <text:p text:style-name="P1">0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8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8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8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" xml:id="id6" draw:id="id6" draw:layer="layout" svg:width="3.573cm" svg:height="2.227cm" svg:x="10.635cm" svg:y="5.406cm">
          <table:table>
            <table:table-column table:style-name="co4"/>
            <table:table-column table:style-name="co4"/>
            <table:table-column table:style-name="co17"/>
            <table:table-row table:style-name="ro1">
              <table:table-cell table:style-name="ce1">
                <text:list text:style-name="L1">
                  <text:list-header>
                    <text:p text:style-name="P1"><text:span text:style-name="T1">8</text:span></text:p>
                  </text:list-header>
                </text:list>
              </table:table-cell>
              <table:table-cell table:style-name="ce4" table:number-columns-spanned="2"/>
              <table:covered-table-cell table:style-name="standard"/>
            </table:table-row>
            <table:table-row table:style-name="ro2" table:default-cell-style-name="standard">
              <table:table-cell table:style-name="ce1" table:number-columns-spanned="3">
                <text:p text:style-name="P2">Rückstellung auf Forderungen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list text:continue-numbering="true" text:style-name="L1">
                  <text:list-header>
                    <text:p text:style-name="P2">10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">1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">11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">25</text:p>
              </table:table-cell>
              <table:table-cell>
                <text:p text:style-name="P2">15</text:p>
              </table:table-cell>
              <table:table-cell>
                <text:p text:style-name="P2">26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" xml:id="id1" draw:id="id1" draw:layer="layout" svg:width="3.433cm" svg:height="2.227cm" svg:x="5.562cm" svg:y="11.666cm">
          <table:table>
            <table:table-column table:style-name="co18"/>
            <table:table-column table:style-name="co1"/>
            <table:table-column table:style-name="co18"/>
            <table:table-row table:style-name="ro1">
              <table:table-cell table:style-name="ce17">
                <text:list text:style-name="L1">
                  <text:list-header>
                    <text:p text:style-name="P2">13</text:p>
                  </text:list-header>
                </text:list>
              </table:table-cell>
              <table:table-cell table:style-name="ce18" table:number-columns-spanned="2"/>
              <table:covered-table-cell table:style-name="standard"/>
            </table:table-row>
            <table:table-row table:style-name="ro2" table:default-cell-style-name="standard">
              <table:table-cell table:style-name="ce17" table:number-columns-spanned="3">
                <text:p text:style-name="P2">Erfassung Materialentnahmen</text:p>
              </table:table-cell>
              <table:covered-table-cell/>
              <table:covered-table-cell/>
            </table:table-row>
            <table:table-row table:style-name="ro1" table:default-cell-style-name="ce17">
              <table:table-cell>
                <text:p text:style-name="P2">8</text:p>
              </table:table-cell>
              <table:table-cell>
                <text:p text:style-name="P2">6</text:p>
              </table:table-cell>
              <table:table-cell>
                <text:p text:style-name="P2">14</text:p>
              </table:table-cell>
            </table:table-row>
            <table:table-row table:style-name="ro1" table:default-cell-style-name="ce17">
              <table:table-cell>
                <text:p text:style-name="P2">8</text:p>
              </table:table-cell>
              <table:table-cell>
                <text:p text:style-name="P2">0</text:p>
              </table:table-cell>
              <table:table-cell>
                <text:p text:style-name="P2">14</text:p>
              </table:table-cell>
            </table:table-row>
          </table:table>
          <draw:image xlink:href="Pictures/TablePreview13.svm" xlink:type="simple" xlink:show="embed" xlink:actuate="onLoad"/>
        </draw:frame>
        <draw:connector draw:name="Gerade Verbindung mit Pfeil 1" draw:style-name="gr3" draw:text-style-name="P5" draw:layer="layout" draw:type="line" svg:x1="8.995cm" svg:y1="12.779cm" svg:x2="10.16cm" svg:y2="10.196cm" draw:start-shape="id1" draw:start-glue-point="1" draw:end-shape="id2" draw:end-glue-point="3" svg:d="M8995 12779l1165-2583" svg:viewBox="0 0 1166 2584">
          <text:p/>
        </draw:connector>
        <draw:connector draw:name="Gerade Verbindung mit Pfeil 2" draw:style-name="gr4" draw:text-style-name="P5" draw:layer="layout" draw:type="line" svg:x1="3.819cm" svg:y1="14.067cm" svg:x2="5.817cm" svg:y2="15.8cm" draw:start-shape="id3" draw:start-glue-point="1" draw:end-shape="id4" svg:d="M3819 14067l1998 1733" svg:viewBox="0 0 1999 1734">
          <text:p/>
        </draw:connector>
        <draw:connector draw:name="Gerade Verbindung mit Pfeil 3" draw:style-name="gr4" draw:text-style-name="P5" draw:layer="layout" draw:type="line" svg:x1="9.322cm" svg:y1="6.7cm" svg:x2="10.635cm" svg:y2="6.519cm" draw:start-shape="id5" draw:end-shape="id6" draw:end-glue-point="3" svg:d="M9322 6700l1313-181" svg:viewBox="0 0 1314 182">
          <text:p/>
        </draw:connector>
        <draw:connector draw:name="Gerade Verbindung mit Pfeil 4" draw:style-name="gr4" draw:text-style-name="P5" draw:layer="layout" draw:type="line" svg:x1="4.373cm" svg:y1="10.169cm" svg:x2="10.16cm" svg:y2="10.196cm" draw:start-shape="id7" draw:start-glue-point="1" draw:end-shape="id2" draw:end-glue-point="3" svg:d="M4373 10169l5787 27" svg:viewBox="0 0 5788 28">
          <text:p/>
        </draw:connector>
        <draw:connector draw:name="Gerade Verbindung mit Pfeil 5" draw:style-name="gr4" draw:text-style-name="P5" draw:layer="layout" draw:type="line" svg:x1="14.352cm" svg:y1="3.188cm" svg:x2="18.794cm" svg:y2="9.7cm" draw:start-shape="id8" draw:start-glue-point="1" draw:end-shape="id9" draw:end-glue-point="3" svg:d="M14352 3188l4442 6512" svg:viewBox="0 0 4443 6513">
          <text:p/>
        </draw:connector>
        <draw:connector draw:name="Gerade Verbindung mit Pfeil 6" draw:style-name="gr4" draw:text-style-name="P5" draw:layer="layout" draw:type="line" svg:x1="4.232cm" svg:y1="6.566cm" svg:x2="5.976cm" svg:y2="6.7cm" draw:start-shape="id10" draw:start-glue-point="1" draw:end-shape="id5" draw:end-glue-point="3" svg:d="M4232 6566l1744 134" svg:viewBox="0 0 1745 135">
          <text:p/>
        </draw:connector>
        <draw:connector draw:name="Gerade Verbindung mit Pfeil 7" draw:style-name="gr4" draw:text-style-name="P5" draw:layer="layout" draw:type="line" svg:x1="4.309cm" svg:y1="3.22cm" svg:x2="11.773cm" svg:y2="3.188cm" draw:start-shape="id11" draw:end-shape="id8" draw:end-glue-point="3" svg:d="M4309 3220l7464-32" svg:viewBox="0 0 7465 33">
          <text:p/>
        </draw:connector>
        <draw:connector draw:name="Gerade Verbindung mit Pfeil 8" draw:style-name="gr3" draw:text-style-name="P5" draw:layer="layout" draw:type="line" svg:x1="17.759cm" svg:y1="10.555cm" svg:x2="18.794cm" svg:y2="9.7cm" draw:start-shape="id12" draw:start-glue-point="1" draw:end-shape="id9" draw:end-glue-point="3" svg:d="M17759 10555l1035-855" svg:viewBox="0 0 1036 856">
          <text:p/>
        </draw:connector>
        <draw:connector draw:name="Gerade Verbindung mit Pfeil 9" draw:style-name="gr3" draw:text-style-name="P5" draw:layer="layout" draw:type="line" svg:x1="12.738cm" svg:y1="10.196cm" svg:x2="15.18cm" svg:y2="10.555cm" draw:start-shape="id2" draw:start-glue-point="1" draw:end-shape="id12" draw:end-glue-point="3" svg:d="M12738 10196l2442 359" svg:viewBox="0 0 2443 360">
          <text:p/>
        </draw:connector>
        <draw:connector draw:name="Gerade Verbindung mit Pfeil 10" draw:style-name="gr4" draw:text-style-name="P5" draw:layer="layout" draw:type="line" svg:x1="8.761cm" svg:y1="15.8cm" svg:x2="15.18cm" svg:y2="10.555cm" draw:start-shape="id4" draw:start-glue-point="1" draw:end-shape="id12" draw:end-glue-point="3" svg:d="M8761 15800l6419-5245" svg:viewBox="0 0 6420 5246">
          <text:p/>
        </draw:connector>
        <draw:connector draw:name="Gerade Verbindung mit Pfeil 11" draw:style-name="gr4" draw:text-style-name="P5" draw:layer="layout" draw:type="line" svg:x1="14.208cm" svg:y1="6.519cm" svg:x2="15.18cm" svg:y2="10.555cm" draw:start-shape="id6" draw:start-glue-point="1" draw:end-shape="id12" draw:end-glue-point="3" svg:d="M14208 6519l972 4036" svg:viewBox="0 0 973 4037">
          <text:p/>
        </draw:connector>
        <draw:connector draw:name="Gerade Verbindung mit Pfeil 12" draw:style-name="gr3" draw:text-style-name="P5" draw:layer="layout" draw:type="line" svg:x1="21.373cm" svg:y1="9.7cm" svg:x2="22.129cm" svg:y2="9.924cm" draw:start-shape="id9" draw:start-glue-point="1" draw:end-shape="id13" draw:end-glue-point="3" svg:d="M21373 9700l756 224" svg:viewBox="0 0 757 225">
          <text:p/>
        </draw:connector>
        <draw:connector draw:name="Gerade Verbindung mit Pfeil 13" draw:style-name="gr3" draw:text-style-name="P5" draw:layer="layout" draw:type="line" svg:x1="3.819cm" svg:y1="14.067cm" svg:x2="5.562cm" svg:y2="12.779cm" draw:start-shape="id3" draw:start-glue-point="1" draw:end-shape="id1" draw:end-glue-point="3" svg:d="M3819 14067l1743-1288" svg:viewBox="0 0 1744 1289">
          <text:p/>
        </draw:connector>
        <presentation:notes draw:style-name="dp2">
          <draw:page-thumbnail draw:style-name="gr5" draw:layer="layout" svg:width="15.399cm" svg:height="10.663cm" svg:x="2.16cm" svg:y="2.129cm" draw:page-number="1" presentation:class="page"/>
          <draw:frame presentation:style-name="pr1" draw:text-style-name="P6" draw:layer="layout" svg:width="15.778cm" svg:height="12.793cm" svg:x="1.971cm" svg:y="13.5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635cm"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3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3cm" fo:margin-bottom="0cm" fo:line-height="9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style:font-family-generic="swiss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 style:writing-mode="lr-tb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Title1-outline1">
          <text:list-level-style-bullet text:level="1" text:bullet-char="•">
            <style:list-level-properties text:min-label-width="0.635cm"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3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 style:writing-mode="lr-tb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3cm" fo:margin-bottom="0cm" fo:line-height="9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 style:writing-mode="lr-tb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Title2-outline1">
          <text:list-level-style-bullet text:level="1" text:bullet-char="•">
            <style:list-level-properties text:min-label-width="0.635cm"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3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5" style:family="presentation" style:parent-style-name="Title2-outline4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6" style:family="presentation" style:parent-style-name="Title2-outline5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7" style:family="presentation" style:parent-style-name="Title2-outline6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8" style:family="presentation" style:parent-style-name="Title2-outline7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9" style:family="presentation" style:parent-style-name="Title2-outline8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 style:writing-mode="lr-tb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3cm" fo:margin-bottom="0cm" fo:line-height="9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 style:writing-mode="lr-tb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Title3-outline1">
          <text:list-level-style-bullet text:level="1" text:bullet-char="•">
            <style:list-level-properties text:min-label-width="0.635cm"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3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4" style:family="presentation" style:parent-style-name="Title3-outline3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5" style:family="presentation" style:parent-style-name="Title3-outline4">
      <style:graphic-properties style:writing-mode="lr-tb"/>
      <style:paragraph-properties fo:margin-left="0cm" fo:margin-right="0cm" fo:margin-top="0.176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6" style:family="presentation" style:parent-style-name="Title3-outline5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7" style:family="presentation" style:parent-style-name="Title3-outline6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8" style:family="presentation" style:parent-style-name="Title3-outline7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9" style:family="presentation" style:parent-style-name="Title3-outline8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 style:writing-mode="lr-tb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3cm" fo:margin-bottom="0cm" fo:line-height="9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 loext:decorative="false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 loext:decorative="false"/>
      <style:paragraph-properties style:writing-mode="lr-tb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 loext:decorative="false"/>
      <style:paragraph-properties style:writing-mode="lr-tb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 loext:decorative="false"/>
      <style:paragraph-properties style:writing-mode="lr-tb"/>
    </style:style>
    <style:style style:name="Mpr5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 loext:decorative="false"/>
      <style:paragraph-properties style:writing-mode="lr-tb"/>
    </style:style>
    <style:style style:name="Mpr6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loext:opacity="100%" fo:font-size="12pt" fo:language="de" fo:country="DE" style:font-size-asian="12pt" style:language-asian="de" style:country-asian="DE" style:font-size-complex="12pt" style:language-complex="de" style:country-complex="DE"/>
    </style:style>
    <style:style style:name="MT3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4" style:family="text">
      <style:text-properties fo:language="de" fo:country="DE" style:language-asian="de" style:country-asian="DE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3.733cm" svg:height="3.682cm" svg:x="1.891cm" svg:y="1.014cm" presentation:class="title" presentation:placeholder="true">
        <draw:text-box/>
      </draw:frame>
      <draw:frame presentation:style-name="Default-outline1" draw:layer="backgroundobjects" svg:width="23.733cm" svg:height="12.087cm" svg:x="1.891cm" svg:y="5.07cm" presentation:class="outline" presentation:placeholder="true">
        <draw:text-box/>
      </draw:frame>
      <draw:frame draw:style-name="Mgr3" draw:text-style-name="MP6" draw:layer="backgroundobjects" svg:width="6.191cm" svg:height="1.014cm" svg:x="19.433cm" svg:y="17.657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draw:style-name="Mgr5" draw:text-style-name="MP8" draw:layer="backgroundobjects" svg:width="8.546cm" svg:height="1.424cm" svg:x="0cm" svg:y="0cm" presentation:class="header">
          <draw:text-box>
            <text:p/>
          </draw:text-box>
        </draw:frame>
        <draw:frame draw:style-name="Mgr5" draw:text-style-name="MP10" draw:layer="backgroundobjects" svg:width="8.546cm" svg:height="1.424cm" svg:x="11.17cm" svg:y="0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5.399cm" svg:height="10.663cm" svg:x="2.16cm" svg:y="2.129cm" presentation:class="page"/>
        <draw:frame presentation:style-name="Default-notes" draw:layer="backgroundobjects" svg:width="15.778cm" svg:height="12.793cm" svg:x="1.971cm" svg:y="13.506cm" presentation:class="notes" presentation:placeholder="true">
          <draw:text-box/>
        </draw:frame>
        <draw:frame draw:style-name="Mgr6" draw:text-style-name="MP8" draw:layer="backgroundobjects" svg:width="8.546cm" svg:height="1.424cm" svg:x="0cm" svg:y="27.001cm" presentation:class="footer">
          <draw:text-box>
            <text:p/>
          </draw:text-box>
        </draw:frame>
        <draw:frame draw:style-name="Mgr6" draw:text-style-name="MP10" draw:layer="backgroundobjects" svg:width="8.546cm" svg:height="1.424cm" svg:x="11.17cm" svg:y="27.001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1-title" draw:layer="backgroundobjects" svg:width="23.733cm" svg:height="3.682cm" svg:x="1.891cm" svg:y="1.014cm" presentation:class="title" presentation:placeholder="true">
        <draw:text-box/>
      </draw:frame>
      <draw:frame presentation:style-name="Title1-outline1" draw:layer="backgroundobjects" svg:width="23.733cm" svg:height="12.087cm" svg:x="1.891cm" svg:y="5.07cm" presentation:class="outline" presentation:placeholder="true">
        <draw:text-box/>
      </draw:frame>
      <draw:frame draw:style-name="Mgr7" draw:text-style-name="MP8" draw:layer="backgroundobjects" svg:width="9.287cm" svg:height="1.014cm" svg:x="9.114cm" svg:y="17.657cm" presentation:class="footer">
        <draw:text-box>
          <text:list text:style-name="ML1">
            <text:list-header>
              <text:p text:style-name="MP11"><text:span text:style-name="MT4">Markus Silvester Strempel</text:span></text:p>
            </text:list-header>
          </text:list>
        </draw:text-box>
      </draw:frame>
      <draw:frame draw:style-name="Mgr8" draw:text-style-name="MP6" draw:layer="backgroundobjects" svg:width="6.191cm" svg:height="1.014cm" svg:x="19.433cm" svg:y="17.657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1" draw:text-style-name="MP8" draw:layer="backgroundobjects" svg:width="8.546cm" svg:height="1.424cm" svg:x="0cm" svg:y="0cm" presentation:class="header">
          <draw:text-box>
            <text:p/>
          </draw:text-box>
        </draw:frame>
        <draw:frame presentation:style-name="Mpr1" draw:text-style-name="MP10" draw:layer="backgroundobjects" svg:width="8.546cm" svg:height="1.424cm" svg:x="11.17cm" svg:y="0cm" presentation:class="date-time">
          <draw:text-box>
            <text:list text:style-name="ML4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5.399cm" svg:height="10.663cm" svg:x="2.16cm" svg:y="2.129cm" presentation:class="page"/>
        <draw:frame presentation:style-name="Title1-notes" draw:layer="backgroundobjects" svg:width="15.778cm" svg:height="12.793cm" svg:x="1.971cm" svg:y="13.506cm" presentation:class="notes" presentation:placeholder="true">
          <draw:text-box/>
        </draw:frame>
        <draw:frame presentation:style-name="Mpr2" draw:text-style-name="MP8" draw:layer="backgroundobjects" svg:width="8.546cm" svg:height="1.424cm" svg:x="0cm" svg:y="27.001cm" presentation:class="footer">
          <draw:text-box>
            <text:p/>
          </draw:text-box>
        </draw:frame>
        <draw:frame presentation:style-name="Mpr2" draw:text-style-name="MP10" draw:layer="backgroundobjects" svg:width="8.546cm" svg:height="1.424cm" svg:x="11.17cm" svg:y="27.001cm" presentation:class="page-number">
          <draw:text-box>
            <text:list text:style-name="ML4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2-title" draw:layer="backgroundobjects" svg:width="23.733cm" svg:height="3.682cm" svg:x="1.891cm" svg:y="1.014cm" presentation:class="title" presentation:placeholder="true">
        <draw:text-box/>
      </draw:frame>
      <draw:frame presentation:style-name="Title2-outline1" draw:layer="backgroundobjects" svg:width="23.733cm" svg:height="12.087cm" svg:x="1.891cm" svg:y="5.07cm" presentation:class="outline" presentation:placeholder="true">
        <draw:text-box/>
      </draw:frame>
      <draw:frame draw:style-name="Mgr7" draw:text-style-name="MP8" draw:layer="backgroundobjects" svg:width="9.287cm" svg:height="1.014cm" svg:x="9.114cm" svg:y="17.657cm" presentation:class="footer">
        <draw:text-box>
          <text:list text:style-name="ML1">
            <text:list-header>
              <text:p text:style-name="MP11"><text:span text:style-name="MT4">Markus Silvester Strempel</text:span></text:p>
            </text:list-header>
          </text:list>
        </draw:text-box>
      </draw:frame>
      <draw:frame draw:style-name="Mgr9" draw:text-style-name="MP6" draw:layer="backgroundobjects" svg:width="6.191cm" svg:height="1.014cm" svg:x="19.433cm" svg:y="17.657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3" draw:text-style-name="MP8" draw:layer="backgroundobjects" svg:width="8.546cm" svg:height="1.424cm" svg:x="0cm" svg:y="0cm" presentation:class="header">
          <draw:text-box>
            <text:p/>
          </draw:text-box>
        </draw:frame>
        <draw:frame presentation:style-name="Mpr3" draw:text-style-name="MP10" draw:layer="backgroundobjects" svg:width="8.546cm" svg:height="1.424cm" svg:x="11.17cm" svg:y="0cm" presentation:class="date-time">
          <draw:text-box>
            <text:list text:style-name="ML4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5.399cm" svg:height="10.663cm" svg:x="2.16cm" svg:y="2.129cm" presentation:class="page"/>
        <draw:frame presentation:style-name="Title2-notes" draw:layer="backgroundobjects" svg:width="15.778cm" svg:height="12.793cm" svg:x="1.971cm" svg:y="13.506cm" presentation:class="notes" presentation:placeholder="true">
          <draw:text-box/>
        </draw:frame>
        <draw:frame presentation:style-name="Mpr4" draw:text-style-name="MP8" draw:layer="backgroundobjects" svg:width="8.546cm" svg:height="1.424cm" svg:x="0cm" svg:y="27.001cm" presentation:class="footer">
          <draw:text-box>
            <text:p/>
          </draw:text-box>
        </draw:frame>
        <draw:frame presentation:style-name="Mpr4" draw:text-style-name="MP10" draw:layer="backgroundobjects" svg:width="8.546cm" svg:height="1.424cm" svg:x="11.17cm" svg:y="27.001cm" presentation:class="page-number">
          <draw:text-box>
            <text:list text:style-name="ML4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3-title" draw:layer="backgroundobjects" svg:width="23.733cm" svg:height="3.682cm" svg:x="1.891cm" svg:y="1.014cm" presentation:class="title" presentation:placeholder="true">
        <draw:text-box/>
      </draw:frame>
      <draw:frame presentation:style-name="Title3-outline1" draw:layer="backgroundobjects" svg:width="23.733cm" svg:height="12.087cm" svg:x="1.891cm" svg:y="5.07cm" presentation:class="outline" presentation:placeholder="true">
        <draw:text-box/>
      </draw:frame>
      <draw:frame draw:style-name="Mgr7" draw:text-style-name="MP8" draw:layer="backgroundobjects" svg:width="9.287cm" svg:height="1.014cm" svg:x="9.114cm" svg:y="17.657cm" presentation:class="footer">
        <draw:text-box>
          <text:list text:style-name="ML1">
            <text:list-header>
              <text:p text:style-name="MP11"><text:span text:style-name="MT4">Markus Silvester Strempel</text:span></text:p>
            </text:list-header>
          </text:list>
        </draw:text-box>
      </draw:frame>
      <draw:frame draw:style-name="Mgr10" draw:text-style-name="MP6" draw:layer="backgroundobjects" svg:width="6.191cm" svg:height="1.014cm" svg:x="19.433cm" svg:y="17.657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5" draw:text-style-name="MP8" draw:layer="backgroundobjects" svg:width="8.546cm" svg:height="1.424cm" svg:x="0cm" svg:y="0cm" presentation:class="header">
          <draw:text-box>
            <text:p/>
          </draw:text-box>
        </draw:frame>
        <draw:frame presentation:style-name="Mpr5" draw:text-style-name="MP10" draw:layer="backgroundobjects" svg:width="8.546cm" svg:height="1.424cm" svg:x="11.17cm" svg:y="0cm" presentation:class="date-time">
          <draw:text-box>
            <text:list text:style-name="ML4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5.399cm" svg:height="10.663cm" svg:x="2.16cm" svg:y="2.129cm" presentation:class="page"/>
        <draw:frame presentation:style-name="Title3-notes" draw:layer="backgroundobjects" svg:width="15.778cm" svg:height="12.793cm" svg:x="1.971cm" svg:y="13.506cm" presentation:class="notes" presentation:placeholder="true">
          <draw:text-box/>
        </draw:frame>
        <draw:frame presentation:style-name="Mpr6" draw:text-style-name="MP8" draw:layer="backgroundobjects" svg:width="8.546cm" svg:height="1.424cm" svg:x="0cm" svg:y="27.001cm" presentation:class="footer">
          <draw:text-box>
            <text:p/>
          </draw:text-box>
        </draw:frame>
        <draw:frame presentation:style-name="Mpr6" draw:text-style-name="MP10" draw:layer="backgroundobjects" svg:width="8.546cm" svg:height="1.424cm" svg:x="11.17cm" svg:y="27.001cm" presentation:class="page-number">
          <draw:text-box>
            <text:list text:style-name="ML4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sly</meta:initial-creator>
    <meta:creation-date>2018-04-25T18:04:40.137926900</meta:creation-date>
    <dc:date>2023-12-14T17:00:48.921404133</dc:date>
    <meta:print-date>2018-04-26T15:04:10.087000000</meta:print-date>
    <meta:editing-cycles>41</meta:editing-cycles>
    <meta:editing-duration>PT36M59S</meta:editing-duration>
    <meta:generator>LibreOffice/7.6.4.1$Linux_X86_64 LibreOffice_project/60$Build-1</meta:generator>
    <meta:document-statistic meta:object-count="82"/>
  </office:meta>
</office:document-meta>
</file>